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eda" officeooo:paragraph-rsid="001d9eda"/>
    </style:style>
    <style:style style:name="P2" style:family="paragraph" style:parent-style-name="Standard">
      <style:text-properties officeooo:rsid="001f77b3" officeooo:paragraph-rsid="001f77b3"/>
    </style:style>
    <style:style style:name="P3" style:family="paragraph" style:parent-style-name="Standard">
      <style:text-properties officeooo:rsid="00201f49" officeooo:paragraph-rsid="00201f49"/>
    </style:style>
    <style:style style:name="P4" style:family="paragraph" style:parent-style-name="Standard">
      <style:text-properties officeooo:rsid="00205e37" officeooo:paragraph-rsid="00205e37"/>
    </style:style>
    <style:style style:name="P5" style:family="paragraph" style:parent-style-name="Standard">
      <style:text-properties officeooo:rsid="0020616a" officeooo:paragraph-rsid="0020616a"/>
    </style:style>
    <style:style style:name="P6" style:family="paragraph" style:parent-style-name="Standard">
      <style:text-properties officeooo:rsid="002249aa" officeooo:paragraph-rsid="002249aa"/>
    </style:style>
    <style:style style:name="P7" style:family="paragraph" style:parent-style-name="Standard">
      <style:text-properties officeooo:rsid="002631f7" officeooo:paragraph-rsid="002631f7"/>
    </style:style>
    <style:style style:name="P8" style:family="paragraph" style:parent-style-name="Standard">
      <style:text-properties officeooo:rsid="0027023a" officeooo:paragraph-rsid="0027023a"/>
    </style:style>
    <style:style style:name="P9" style:family="paragraph" style:parent-style-name="Standard">
      <style:text-properties officeooo:rsid="00290e17" officeooo:paragraph-rsid="00290e17"/>
    </style:style>
    <style:style style:name="P10" style:family="paragraph" style:parent-style-name="Standard">
      <style:text-properties officeooo:rsid="002a6022" officeooo:paragraph-rsid="002a6022"/>
    </style:style>
    <style:style style:name="P11" style:family="paragraph" style:parent-style-name="Standard">
      <style:text-properties officeooo:rsid="00205e37" officeooo:paragraph-rsid="00205e37"/>
    </style:style>
    <style:style style:name="P12" style:family="paragraph" style:parent-style-name="Standard">
      <style:text-properties officeooo:rsid="002d3c83" officeooo:paragraph-rsid="002d3c83"/>
    </style:style>
    <style:style style:name="P13" style:family="paragraph" style:parent-style-name="Standard">
      <style:text-properties officeooo:rsid="001d9eda" officeooo:paragraph-rsid="001d9eda"/>
    </style:style>
    <style:style style:name="P14" style:family="paragraph" style:parent-style-name="Standard">
      <style:text-properties officeooo:rsid="00201f49" officeooo:paragraph-rsid="00201f49"/>
    </style:style>
    <style:style style:name="P15" style:family="paragraph" style:parent-style-name="Standard">
      <style:text-properties officeooo:rsid="002631f7" officeooo:paragraph-rsid="002631f7"/>
    </style:style>
    <style:style style:name="P16" style:family="paragraph" style:parent-style-name="Standard">
      <style:text-properties officeooo:rsid="002249aa" officeooo:paragraph-rsid="002249aa"/>
    </style:style>
    <style:style style:name="P17" style:family="paragraph" style:parent-style-name="Standard">
      <style:text-properties officeooo:rsid="002a6022" officeooo:paragraph-rsid="002a6022"/>
    </style:style>
    <style:style style:name="P18" style:family="paragraph" style:parent-style-name="Standard">
      <style:text-properties officeooo:rsid="002a6022" officeooo:paragraph-rsid="002d3c83"/>
    </style:style>
    <style:style style:name="P19" style:family="paragraph" style:parent-style-name="Standard">
      <style:text-properties officeooo:rsid="0030e194" officeooo:paragraph-rsid="0030e194"/>
    </style:style>
    <style:style style:name="P20" style:family="paragraph" style:parent-style-name="Text_20_body">
      <style:text-properties officeooo:rsid="0027023a" officeooo:paragraph-rsid="0027023a"/>
    </style:style>
    <style:style style:name="P21" style:family="paragraph" style:parent-style-name="Text_20_body">
      <style:text-properties officeooo:rsid="002a6022" officeooo:paragraph-rsid="002a6022"/>
    </style:style>
    <style:style style:name="T1" style:family="text">
      <style:text-properties officeooo:rsid="0023a3f1"/>
    </style:style>
    <style:style style:name="T2" style:family="text">
      <style:text-properties officeooo:rsid="002d3c83"/>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text:span>Find employee id/no of employees having last name "Aingworth".</text:p>
      <text:p text:style-name="P1"/>
      <text:p text:style-name="P1">mysql&gt; select emp_no from employees where last_name="Aingworth";</text:p>
      <text:p text:style-name="P1">+--------+</text:p>
      <text:p text:style-name="P1">| emp_no |</text:p>
      <text:p text:style-name="P1">+--------+</text:p>
      <text:p text:style-name="P1">| <text:s/>10106 |</text:p>
      <text:p text:style-name="P1">| <text:s/>10991 |</text:p>
      <text:p text:style-name="P1">| <text:s/>10994 |</text:p>
      <text:p text:style-name="P1">| <text:s/>11441 |</text:p>
      <text:p text:style-name="P1">| <text:s/>11927 |</text:p>
      <text:p text:style-name="P1">| <text:s/>15255 |</text:p>
      <text:p text:style-name="P1">| <text:s/>18614 |</text:p>
      <text:p text:style-name="P1">| <text:s/>23045 |</text:p>
      <text:p text:style-name="P1">| <text:s/>24174 |</text:p>
      <text:p text:style-name="P1">| <text:s/>24681 |</text:p>
      <text:p text:style-name="P1">| <text:s/>28976 |</text:p>
      <text:p text:style-name="P1">| <text:s/>30321 |</text:p>
      <text:p text:style-name="P1">| <text:s/>35529 |</text:p>
      <text:p text:style-name="P1">| <text:s/>35575 |</text:p>
      <text:p text:style-name="P1">| <text:s/>36222 |</text:p>
      <text:p text:style-name="P1">| <text:s/>36820 |</text:p>
      <text:p text:style-name="P1">| <text:s/>38178 |</text:p>
      <text:p text:style-name="P1">| <text:s/>40533 |</text:p>
      <text:p text:style-name="P1">| <text:s/>40773 |</text:p>
      <text:p text:style-name="P1">| <text:s/>41026 |</text:p>
      <text:p text:style-name="P1">| <text:s/>42541 |</text:p>
      <text:p text:style-name="P1">| <text:s/>45387 |</text:p>
      <text:p text:style-name="P1">| <text:s/>45582 |</text:p>
      <text:p text:style-name="P1">| <text:s/>45882 |</text:p>
      <text:p text:style-name="P1">| <text:s/>46694 |</text:p>
      <text:p text:style-name="P1">| <text:s/>48495 |</text:p>
      <text:p text:style-name="P1">| <text:s/>51137 |</text:p>
      <text:p text:style-name="P1">| <text:s/>51437 |</text:p>
      <text:p text:style-name="P1">| <text:s/>51793 |</text:p>
      <text:p text:style-name="P1">| <text:s/>52774 |</text:p>
      <text:p text:style-name="P1">| <text:s/>53557 |</text:p>
      <text:p text:style-name="P1">| <text:s/>58207 |</text:p>
      <text:p text:style-name="P1">| <text:s/>60201 |</text:p>
      <text:p text:style-name="P1">| <text:s/>62536 |</text:p>
      <text:p text:style-name="P1">| <text:s/>64030 |</text:p>
      <text:p text:style-name="P1">| <text:s/>65094 |</text:p>
      <text:p text:style-name="P1">| <text:s/>67574 |</text:p>
      <text:p text:style-name="P1">| <text:s/>67594 |</text:p>
      <text:p text:style-name="P1">| <text:s/>68322 |</text:p>
      <text:p text:style-name="P1">| <text:s/>70519 |</text:p>
      <text:p text:style-name="P1">| <text:s/>72894 |</text:p>
      <text:p text:style-name="P1">| <text:s/>73169 |</text:p>
      <text:p text:style-name="P1">| <text:s/>76694 |</text:p>
      <text:p text:style-name="P1">| <text:s/>82488 |</text:p>
      <text:p text:style-name="P1">| <text:s/>84966 |</text:p>
      <text:p text:style-name="P1">| <text:s/>89907 |</text:p>
      <text:p text:style-name="P1"><text:soft-page-break/>| <text:s/>90653 |</text:p>
      <text:p text:style-name="P1">| <text:s/>93256 |</text:p>
      <text:p text:style-name="P1">| <text:s/>96308 |</text:p>
      <text:p text:style-name="P1">| <text:s/>96367 |</text:p>
      <text:p text:style-name="P1">| <text:s/>97082 |</text:p>
      <text:p text:style-name="P1">| <text:s/>98358 |</text:p>
      <text:p text:style-name="P1">| 100919 |</text:p>
      <text:p text:style-name="P1">| 101037 |</text:p>
      <text:p text:style-name="P1">| 103570 |</text:p>
      <text:p text:style-name="P1">| 106644 |</text:p>
      <text:p text:style-name="P1">| 107355 |</text:p>
      <text:p text:style-name="P1">| 107721 |</text:p>
      <text:p text:style-name="P1">| 108548 |</text:p>
      <text:p text:style-name="P1">| 109623 |</text:p>
      <text:p text:style-name="P1">| 205351 |</text:p>
      <text:p text:style-name="P1">| 205568 |</text:p>
      <text:p text:style-name="P1">| 206419 |</text:p>
      <text:p text:style-name="P1">| 206814 |</text:p>
      <text:p text:style-name="P1">| 207768 |</text:p>
      <text:p text:style-name="P1">| 211301 |</text:p>
      <text:p text:style-name="P1">| 211655 |</text:p>
      <text:p text:style-name="P1">| 212162 |</text:p>
      <text:p text:style-name="P1">| 215080 |</text:p>
      <text:p text:style-name="P1">| 216650 |</text:p>
      <text:p text:style-name="P1">| 219075 |</text:p>
      <text:p text:style-name="P1">| 224284 |</text:p>
      <text:p text:style-name="P1">| 227923 |</text:p>
      <text:p text:style-name="P1">| 232462 |</text:p>
      <text:p text:style-name="P1">| 234604 |</text:p>
      <text:p text:style-name="P1">| 235959 |</text:p>
      <text:p text:style-name="P1">| 236157 |</text:p>
      <text:p text:style-name="P1">| 239745 |</text:p>
      <text:p text:style-name="P1">| 239915 |</text:p>
      <text:p text:style-name="P1">| 241421 |</text:p>
      <text:p text:style-name="P1">| 242991 |</text:p>
      <text:p text:style-name="P1">| 243441 |</text:p>
      <text:p text:style-name="P1">| 244581 |</text:p>
      <text:p text:style-name="P1">| 245867 |</text:p>
      <text:p text:style-name="P1">| 246905 |</text:p>
      <text:p text:style-name="P1">| 248306 |</text:p>
      <text:p text:style-name="P1">| 249337 |</text:p>
      <text:p text:style-name="P1">| 253137 |</text:p>
      <text:p text:style-name="P1">| 254435 |</text:p>
      <text:p text:style-name="P1">| 254587 |</text:p>
      <text:p text:style-name="P1">| 257663 |</text:p>
      <text:p text:style-name="P1">| 259313 |</text:p>
      <text:p text:style-name="P1">| 259890 |</text:p>
      <text:p text:style-name="P1">| 262468 |</text:p>
      <text:p text:style-name="P1">| 266510 |</text:p>
      <text:p text:style-name="P1">| 267330 |</text:p>
      <text:p text:style-name="P1">| 267964 |</text:p>
      <text:p text:style-name="P1">| 271778 |</text:p>
      <text:p text:style-name="P1"><text:soft-page-break/>| 273586 |</text:p>
      <text:p text:style-name="P1">| 274470 |</text:p>
      <text:p text:style-name="P1">| 275285 |</text:p>
      <text:p text:style-name="P1">| 277654 |</text:p>
      <text:p text:style-name="P1">| 279517 |</text:p>
      <text:p text:style-name="P1">| 281275 |</text:p>
      <text:p text:style-name="P1">| 281638 |</text:p>
      <text:p text:style-name="P1">| 282119 |</text:p>
      <text:p text:style-name="P1">| 283019 |</text:p>
      <text:p text:style-name="P1">| 283061 |</text:p>
      <text:p text:style-name="P1">| 284293 |</text:p>
      <text:p text:style-name="P1">| 285694 |</text:p>
      <text:p text:style-name="P1">| 286462 |</text:p>
      <text:p text:style-name="P1">| 288612 |</text:p>
      <text:p text:style-name="P1">| 288838 |</text:p>
      <text:p text:style-name="P1">| 290060 |</text:p>
      <text:p text:style-name="P1">| 292797 |</text:p>
      <text:p text:style-name="P1">| 293797 |</text:p>
      <text:p text:style-name="P1">| 297858 |</text:p>
      <text:p text:style-name="P1">| 299034 |</text:p>
      <text:p text:style-name="P1">| 400849 |</text:p>
      <text:p text:style-name="P1">| 404085 |</text:p>
      <text:p text:style-name="P1">| 406604 |</text:p>
      <text:p text:style-name="P1">| 412541 |</text:p>
      <text:p text:style-name="P1">| 413629 |</text:p>
      <text:p text:style-name="P1">| 413790 |</text:p>
      <text:p text:style-name="P1">| 415625 |</text:p>
      <text:p text:style-name="P1">| 416104 |</text:p>
      <text:p text:style-name="P1">| 417082 |</text:p>
      <text:p text:style-name="P1">| 422100 |</text:p>
      <text:p text:style-name="P1">| 423690 |</text:p>
      <text:p text:style-name="P1">| 429733 |</text:p>
      <text:p text:style-name="P1">| 433630 |</text:p>
      <text:p text:style-name="P1">| 435606 |</text:p>
      <text:p text:style-name="P1">| 437594 |</text:p>
      <text:p text:style-name="P1">| 439694 |</text:p>
      <text:p text:style-name="P1">| 440098 |</text:p>
      <text:p text:style-name="P1">| 443651 |</text:p>
      <text:p text:style-name="P1">| 445769 |</text:p>
      <text:p text:style-name="P1">| 446963 |</text:p>
      <text:p text:style-name="P1">| 446975 |</text:p>
      <text:p text:style-name="P1">| 447316 |</text:p>
      <text:p text:style-name="P1">| 447681 |</text:p>
      <text:p text:style-name="P1">| 448932 |</text:p>
      <text:p text:style-name="P1">| 449112 |</text:p>
      <text:p text:style-name="P1">| 451415 |</text:p>
      <text:p text:style-name="P1">| 451742 |</text:p>
      <text:p text:style-name="P1">| 452985 |</text:p>
      <text:p text:style-name="P1">| 457915 |</text:p>
      <text:p text:style-name="P1">| 458615 |</text:p>
      <text:p text:style-name="P1">| 459686 |</text:p>
      <text:p text:style-name="P1">| 460473 |</text:p>
      <text:p text:style-name="P1"><text:soft-page-break/>| 460876 |</text:p>
      <text:p text:style-name="P1">| 463088 |</text:p>
      <text:p text:style-name="P1">| 464714 |</text:p>
      <text:p text:style-name="P1">| 466322 |</text:p>
      <text:p text:style-name="P1">| 466576 |</text:p>
      <text:p text:style-name="P1">| 468566 |</text:p>
      <text:p text:style-name="P1">| 473617 |</text:p>
      <text:p text:style-name="P1">| 473685 |</text:p>
      <text:p text:style-name="P1">| 473731 |</text:p>
      <text:p text:style-name="P1">| 475943 |</text:p>
      <text:p text:style-name="P1">| 476447 |</text:p>
      <text:p text:style-name="P1">| 476588 |</text:p>
      <text:p text:style-name="P1">| 477990 |</text:p>
      <text:p text:style-name="P1">| 480891 |</text:p>
      <text:p text:style-name="P1">| 482658 |</text:p>
      <text:p text:style-name="P1">| 485584 |</text:p>
      <text:p text:style-name="P1">| 488015 |</text:p>
      <text:p text:style-name="P1">| 488090 |</text:p>
      <text:p text:style-name="P1">| 488469 |</text:p>
      <text:p text:style-name="P1">| 490704 |</text:p>
      <text:p text:style-name="P1">| 491333 |</text:p>
      <text:p text:style-name="P1">| 498339 |</text:p>
      <text:p text:style-name="P1">+--------+</text:p>
      <text:p text:style-name="P1">172 rows in set (6.13 sec)</text:p>
      <text:p text:style-name="P1"/>
      <text:p text:style-name="P1"><text:span text:style-name="T2">2.</text:span>Find count of employees having first name "Aiman".</text:p>
      <text:p text:style-name="P1">mysql&gt; select count(emp_no)</text:p>
      <text:p text:style-name="P1"><text:s text:c="4"/>-&gt; from employees</text:p>
      <text:p text:style-name="P1"><text:s text:c="4"/>-&gt; where first_name="Aiman";</text:p>
      <text:p text:style-name="P1">+---------------+</text:p>
      <text:p text:style-name="P1">| count(emp_no) |</text:p>
      <text:p text:style-name="P1">+---------------+</text:p>
      <text:p text:style-name="P1">| <text:s text:c="10"/>224 |</text:p>
      <text:p text:style-name="P1">+---------------+</text:p>
      <text:p text:style-name="P1">1 row in set (0.18 sec)</text:p>
      <text:p text:style-name="P1"/>
      <text:p text:style-name="P1"><text:span text:style-name="T2">3.</text:span>List maximum, minimum and average salaries of employees?</text:p>
      <text:p text:style-name="P1">mysql&gt; select max(salary),min(salary),avg(salary)</text:p>
      <text:p text:style-name="P1"><text:s text:c="4"/>-&gt; from salaries;</text:p>
      <text:p text:style-name="P1">+-------------+-------------+-------------+</text:p>
      <text:p text:style-name="P1">| max(salary) | min(salary) | avg(salary) |</text:p>
      <text:p text:style-name="P1">+-------------+-------------+-------------+</text:p>
      <text:p text:style-name="P1">| <text:s text:c="5"/>158220 | <text:s text:c="6"/>38623 | <text:s/>63810.7448 |</text:p>
      <text:p text:style-name="P1">+-------------+-------------+-------------+</text:p>
      <text:p text:style-name="P1">1 row in set (1.12 sec)</text:p>
      <text:p text:style-name="P1"/>
      <text:p text:style-name="P1"><text:span text:style-name="T2">4.</text:span>List no. of employees in each department.</text:p>
      <text:p text:style-name="P2">mysql&gt; select dept_name,count(emp_no) from departments INNER JOIN dept_emp ON departments.dept_no=dept_emp.dept_no group by dept_name;</text:p>
      <text:p text:style-name="P2">+--------------------+---------------+</text:p>
      <text:p text:style-name="P2">| dept_name <text:s text:c="9"/>| count(emp_no) |</text:p>
      <text:p text:style-name="P2">+--------------------+---------------+</text:p>
      <text:p text:style-name="P2"><text:soft-page-break/>| Customer Service <text:s text:c="2"/>| <text:s text:c="8"/>23580 |</text:p>
      <text:p text:style-name="P2">| Development <text:s text:c="7"/>| <text:s text:c="8"/>85707 |</text:p>
      <text:p text:style-name="P2">| Finance <text:s text:c="11"/>| <text:s text:c="8"/>17346 |</text:p>
      <text:p text:style-name="P2">| Human Resources <text:s text:c="3"/>| <text:s text:c="8"/>17786 |</text:p>
      <text:p text:style-name="P2">| Marketing <text:s text:c="9"/>| <text:s text:c="8"/>20211 |</text:p>
      <text:p text:style-name="P2">| Production <text:s text:c="8"/>| <text:s text:c="8"/>73485 |</text:p>
      <text:p text:style-name="P2">| Quality Management | <text:s text:c="8"/>20117 |</text:p>
      <text:p text:style-name="P2">| Research <text:s text:c="10"/>| <text:s text:c="8"/>21126 |</text:p>
      <text:p text:style-name="P2">| Sales <text:s text:c="13"/>| <text:s text:c="8"/>52245 |</text:p>
      <text:p text:style-name="P2">+--------------------+---------------+</text:p>
      <text:p text:style-name="P2">9 rows in set (1.30 sec)</text:p>
      <text:p text:style-name="P2"/>
      <text:p text:style-name="P2"><text:span text:style-name="T2">5.</text:span>List highest and lowest salaries paid to the employees by each department?</text:p>
      <text:p text:style-name="P2">mysql&gt; select dept_name, max(salary),min(salary) from departments INNER JOIN dept_emp ON departments.dept_no=dept_emp.dept_no INNER JOIN salaries ON salaries.emp_no=dept_emp.emp_no group by dept_name;</text:p>
      <text:p text:style-name="P2">+--------------------+-------------+-------------+</text:p>
      <text:p text:style-name="P2">| dept_name <text:s text:c="9"/>| max(salary) | min(salary) |</text:p>
      <text:p text:style-name="P2">+--------------------+-------------+-------------+</text:p>
      <text:p text:style-name="P2">| Customer Service <text:s text:c="2"/>| <text:s text:c="5"/>144866 | <text:s text:c="6"/>38836 |</text:p>
      <text:p text:style-name="P2">| Development <text:s text:c="7"/>| <text:s text:c="5"/>144434 | <text:s text:c="6"/>38849 |</text:p>
      <text:p text:style-name="P2">| Finance <text:s text:c="11"/>| <text:s text:c="5"/>142395 | <text:s text:c="6"/>38812 |</text:p>
      <text:p text:style-name="P2">| Human Resources <text:s text:c="3"/>| <text:s text:c="5"/>141953 | <text:s text:c="6"/>38735 |</text:p>
      <text:p text:style-name="P2">| Marketing <text:s text:c="9"/>| <text:s text:c="5"/>145128 | <text:s text:c="6"/>39127 |</text:p>
      <text:p text:style-name="P2">| Production <text:s text:c="8"/>| <text:s text:c="5"/>138273 | <text:s text:c="6"/>38623 |</text:p>
      <text:p text:style-name="P2">| Quality Management | <text:s text:c="5"/>132103 | <text:s text:c="6"/>38786 |</text:p>
      <text:p text:style-name="P2">| Research <text:s text:c="10"/>| <text:s text:c="5"/>130211 | <text:s text:c="6"/>38851 |</text:p>
      <text:p text:style-name="P2">| Sales <text:s text:c="13"/>| <text:s text:c="5"/>158220 | <text:s text:c="6"/>39169 |</text:p>
      <text:p text:style-name="P2">+--------------------+-------------+-------------+</text:p>
      <text:p text:style-name="P2">9 rows in set (10.47 sec)</text:p>
      <text:p text:style-name="P2"/>
      <text:p text:style-name="P3"><text:span text:style-name="T2">6.</text:span>List the no. of employees having salaries between 40,000 to 60,000?</text:p>
      <text:p text:style-name="P3">mysql&gt; select count(employees.emp_no) from employees INNER JOIN salaries ON employees.emp_no=salaries.emp_no where salary BETWEEN 40000 AND 60000;</text:p>
      <text:p text:style-name="P3">+-------------------------+</text:p>
      <text:p text:style-name="P3">| count(employees.emp_no) |</text:p>
      <text:p text:style-name="P3">+-------------------------+</text:p>
      <text:p text:style-name="P3">| <text:s text:c="16"/>1336403 |</text:p>
      <text:p text:style-name="P3">+-------------------------+</text:p>
      <text:p text:style-name="P3">1 row in set (2.12 sec)</text:p>
      <text:p text:style-name="P3"/>
      <text:p text:style-name="P4"><text:span text:style-name="T2">7.</text:span>Which is the department of employee having name "Aleksandar Ananiadou"?</text:p>
      <text:p text:style-name="P4">mysql&gt; select dept_name from departments INNER JOIN dept_emp ON departments.dept_no=dept_emp.dept_no INNER JOIN employees ON employees.emp_no=dept_emp.emp_no <text:s/>where first_name="Aleksandar" and last_name="Ananiadou";</text:p>
      <text:p text:style-name="P4">+-----------+</text:p>
      <text:p text:style-name="P4">| dept_name |</text:p>
      <text:p text:style-name="P4">+-----------+</text:p>
      <text:p text:style-name="P4">| Marketing |</text:p>
      <text:p text:style-name="P4">+-----------+</text:p>
      <text:p text:style-name="P4">1 row in set (0.57 sec)</text:p>
      <text:p text:style-name="P4"><text:soft-page-break/></text:p>
      <text:p text:style-name="P4"/>
      <text:p text:style-name="P4"><text:span text:style-name="T2">8. </text:span>What is the name and salary( from 1994-09-19 to 1995-09-19) of employee having title "Senior Staff" and from "Human Resources" department and have hire date as 1987-09-21, and born in january?</text:p>
      <text:p text:style-name="P12">SELECT </text:p>
      <text:p text:style-name="P12"><text:s text:c="4"/>last_name, salary</text:p>
      <text:p text:style-name="P12">FROM</text:p>
      <text:p text:style-name="P12"><text:s text:c="4"/>employees</text:p>
      <text:p text:style-name="P12"><text:s text:c="8"/>INNER JOIN</text:p>
      <text:p text:style-name="P12"><text:s text:c="4"/>salaries ON employees.emp_no = salaries.emp_no</text:p>
      <text:p text:style-name="P12"><text:s text:c="8"/>INNER JOIN</text:p>
      <text:p text:style-name="P12"><text:s text:c="4"/>titles ON titles.emp_no = employees.emp_no</text:p>
      <text:p text:style-name="P12"><text:s text:c="8"/>INNER JOIN</text:p>
      <text:p text:style-name="P12"><text:s text:c="4"/>dept_emp ON employees.emp_no = dept_emp.emp_no</text:p>
      <text:p text:style-name="P12"><text:s text:c="8"/>INNER JOIN</text:p>
      <text:p text:style-name="P12"><text:s text:c="4"/>departments ON dept_emp.dept_no = departments.dept_no</text:p>
      <text:p text:style-name="P12">WHERE</text:p>
      <text:p text:style-name="P12"><text:s text:c="4"/>titles.title = 'Senior Staff'</text:p>
      <text:p text:style-name="P12"><text:s text:c="8"/>&amp;&amp; dept_name = 'Human Resources'</text:p>
      <text:p text:style-name="P12"><text:s text:c="8"/>&amp;&amp; salaries.from_date = '1994-09-19'</text:p>
      <text:p text:style-name="P12"><text:s text:c="8"/>&amp;&amp; salaries.to_date = '1995-09-19'</text:p>
      <text:p text:style-name="P12"><text:s text:c="8"/>&amp;&amp; employees.hire_date = '1987-09-21'</text:p>
      <text:p text:style-name="P12"><text:s text:c="8"/>&amp;&amp; MONTH(birth_date) = '1';</text:p>
      <text:p text:style-name="P4"/>
      <text:p text:style-name="P4"/>
      <text:p text:style-name="P4"><text:span text:style-name="T2">9. </text:span>How many titles are there for employees?</text:p>
      <text:p text:style-name="P5">mysql&gt; select count(DISTINCT title) from titles;</text:p>
      <text:p text:style-name="P5">+-----------------------+</text:p>
      <text:p text:style-name="P5">| count(DISTINCT title) |</text:p>
      <text:p text:style-name="P5">+-----------------------+</text:p>
      <text:p text:style-name="P5">| <text:s text:c="20"/>7 |</text:p>
      <text:p text:style-name="P5">+-----------------------+</text:p>
      <text:p text:style-name="P5">1 row in set (0.20 sec)</text:p>
      <text:p text:style-name="P7"/>
      <text:p text:style-name="P7"/>
      <text:p text:style-name="P7"><text:span text:style-name="T2">10. </text:span>List no. of employees having age above 65 yrs in each department.</text:p>
      <text:p text:style-name="P7">SELECT </text:p>
      <text:p text:style-name="P7"><text:s text:c="4"/>dept_name,COUNT( employees.emp_no)</text:p>
      <text:p text:style-name="P7">FROM</text:p>
      <text:p text:style-name="P7"><text:s text:c="4"/>employees</text:p>
      <text:p text:style-name="P7"><text:s text:c="8"/>INNER JOIN</text:p>
      <text:p text:style-name="P7"><text:s text:c="4"/>dept_emp ON employees.emp_no = dept_emp.emp_no</text:p>
      <text:p text:style-name="P7"><text:s text:c="4"/>INNER JOIN departments ON departments.dept_no=dept_emp.dept_no</text:p>
      <text:p text:style-name="P7"><text:s text:c="4"/>where (datediff(current_date(),birth_date))/365 &gt; 65 group by dept_name;</text:p>
      <text:p text:style-name="P5"/>
      <text:p text:style-name="P5"/>
      <text:p text:style-name="P5"/>
      <text:p text:style-name="P5"/>
      <text:p text:style-name="P5"/>
      <text:p text:style-name="P5"/>
      <text:p text:style-name="P4"/>
      <text:p text:style-name="P6"><text:soft-page-break/></text:p>
      <text:p text:style-name="P6"><text:span text:style-name="T2">11. </text:span>Find names of employees, having salary less than average salary. Show the full name in one column in descending order.</text:p>
      <text:p text:style-name="P6">SELECT </text:p>
      <text:p text:style-name="P6"><text:s text:c="5"/>distinct(CONCAT(first_name , " ",last_name))AS full_name, salary</text:p>
      <text:p text:style-name="P6">FROM</text:p>
      <text:p text:style-name="P6"><text:s text:c="4"/>employees</text:p>
      <text:p text:style-name="P6"><text:s text:c="8"/>INNER JOIN</text:p>
      <text:p text:style-name="P6"><text:s text:c="4"/>salaries ON employees.emp_no = salaries.emp_no</text:p>
      <text:p text:style-name="P6">WHERE</text:p>
      <text:p text:style-name="P6"><text:s text:c="4"/>salary <text:span text:style-name="T1">&lt;</text:span> (SELECT </text:p>
      <text:p text:style-name="P6"><text:s text:c="12"/>AVG(salary)</text:p>
      <text:p text:style-name="P6"><text:s text:c="8"/>FROM</text:p>
      <text:p text:style-name="P6"><text:s text:c="12"/>salaries)</text:p>
      <text:p text:style-name="P6">ORDER BY full_name DESC;</text:p>
      <text:p text:style-name="P4"/>
      <text:p text:style-name="P4"/>
      <text:p text:style-name="P20"><text:span text:style-name="T2">12. </text:span>Find all titles with no. of employees, show list in ascending order of no. of employees. </text:p>
      <text:p text:style-name="P8">SELECT title, COUNT(employees.emp_no)</text:p>
      <text:p text:style-name="P8">FROM</text:p>
      <text:p text:style-name="P8"><text:s text:c="4"/>titles</text:p>
      <text:p text:style-name="P8"><text:s text:c="8"/>INNER JOIN</text:p>
      <text:p text:style-name="P8"><text:s text:c="4"/>employees ON titles.emp_no = employees.emp_no</text:p>
      <text:p text:style-name="P8">GROUP BY title</text:p>
      <text:p text:style-name="P8">ORDER BY COUNT(emp_no) ASC;</text:p>
      <text:p text:style-name="P8"/>
      <text:p text:style-name="P21"><text:span text:style-name="T2">13. </text:span>Find the employees having first name "Aleksandar" and if last name is "Armand" then display "YES" else display "no". </text:p>
      <text:p text:style-name="P10">SELECT </text:p>
      <text:p text:style-name="P10"><text:s text:c="4"/>first_name, last_name,</text:p>
      <text:p text:style-name="P10"><text:s text:c="4"/>IF(last_name = "Armand", 'yes', 'no')</text:p>
      <text:p text:style-name="P10">FROM</text:p>
      <text:p text:style-name="P10"><text:s text:c="4"/>employees</text:p>
      <text:p text:style-name="P10">WHERE</text:p>
      <text:p text:style-name="P10"><text:s text:c="4"/>first_name = "Aleksandar";</text:p>
      <text:p text:style-name="P10"><text:s text:c="8"/></text:p>
      <text:p text:style-name="P18"><text:s text:c="3"/></text:p>
      <text:p text:style-name="P18"><text:span text:style-name="T2">14. Find all the titles starting with 'Se' along with no. of employees.</text:span></text:p>
      <text:p text:style-name="P9">SELECT </text:p>
      <text:p text:style-name="P9"><text:s text:c="4"/>title , COUNT(employees.emp_no)</text:p>
      <text:p text:style-name="P9">FROM</text:p>
      <text:p text:style-name="P9"><text:s text:c="4"/>titles</text:p>
      <text:p text:style-name="P9"><text:s text:c="8"/>INNER JOIN</text:p>
      <text:p text:style-name="P9"><text:s text:c="4"/>employees ON titles.emp_no = employees.emp_no</text:p>
      <text:p text:style-name="P9"><text:s text:c="4"/>where <text:s/>title LIKE 'Se%' <text:s/>group by title;</text:p>
      <text:p text:style-name="P9"/>
      <text:p text:style-name="P9"/>
      <text:p text:style-name="P19"/>
      <text:p text:style-name="P19"/>
      <text:p text:style-name="P19"/>
      <text:p text:style-name="P19"/>
      <text:p text:style-name="P19"><text:soft-page-break/></text:p>
      <text:p text:style-name="P19">15. Find the employees hired in between 1991 and 1990, display full name and message as 'Hello Sir' if employee is male, 'Hello mam' if employee is Female, 'Hello' if gender is other than male and female.</text:p>
      <text:p text:style-name="P19">SELECT </text:p>
      <text:p text:style-name="P19"><text:s text:c="4"/>emp_no,</text:p>
      <text:p text:style-name="P19"><text:s text:c="4"/>CONCAT(first_name, ' ', last_name) AS full_name,</text:p>
      <text:p text:style-name="P19"><text:s text:c="4"/>IF(employees.gender = 'M',</text:p>
      <text:p text:style-name="P19"><text:s text:c="8"/>'Hello Sir',</text:p>
      <text:p text:style-name="P19"><text:s text:c="8"/>IF(gender = 'F', 'Hello Mam', 'Hello'))</text:p>
      <text:p text:style-name="P19">FROM</text:p>
      <text:p text:style-name="P19"><text:s text:c="4"/>employees</text:p>
      <text:p text:style-name="P19">WHERE</text:p>
      <text:p text:style-name="P19"><text:s text:c="4"/>YEAR(employees.hire_date) BETWEEN 1990 AND 19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0:25:01.879039803</meta:creation-date>
    <dc:date>2017-02-09T10:32:33.900357129</dc:date>
    <meta:editing-duration>PT6H39M57S</meta:editing-duration>
    <meta:editing-cycles>8</meta:editing-cycles>
    <meta:generator>LibreOffice/5.1.4.2$Linux_X86_64 LibreOffice_project/10m0$Build-2</meta:generator>
    <meta:document-statistic meta:table-count="0" meta:image-count="0" meta:object-count="0" meta:page-count="8" meta:paragraph-count="333" meta:word-count="1306" meta:character-count="7836" meta:non-whitespace-character-count="6163"/>
  </office:meta>
</office:document-meta>
</file>